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his document is Copyright © <text:span text:style-name="T9">2020</text:span> by the LibreOffice Documentation Team.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znam</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F5</text:span></text:p>
            </table:table-cell>
            <table:table-cell table:style-name="Table11.A2" office:value-type="string">
              <text:p text:style-name="P31">Otevřet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penDocument<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dokáže ukládat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The OpenOffice.org project began when <text:alphabetical-index-mark text:string-value="Sun Microsystems "/>Sun Microsystems released the source code (“blueprints”) for its StarOffice® software to the open source community on October 13, 2000. Produkt OpenOffice.org 1.0 byl vydán 30. dubna 2002. Později byly vydány i aktualizované verze - verze 2.0 v říjnu 2005 a verze 3.0 v říjnu 2008. 26. ledna 2010 byla společnost Sun Microsystems převzata společností Oracle Corporation.</text:p>
      <text:p text:style-name="P17">On September 28, 2010, the community of volunteers who develop and promote OpenOffice.org announce<text:span text:style-name="T28">d</text:span>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text:span text:style-name="T8">4</text:span> was release<text:span text:style-name="T8">d</text:span> in <text:span text:style-name="T9">January</text:span> 20<text:span text:style-name="T9">20</text:span>.</text:p>
      <text:p text:style-name="P17">V únoru 2012 byla The Document Foundation zaregistrována jako německá nadace. You can read more about The Document Foundation at: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17">Some of our corporate supporters include GNOME Foundation, Google, Red Hat, <text:span text:style-name="T14">and Collabora</text:span>. Kromě toho se k našemu projektu vytvoření nejlepšího možného kancelářského balíku dostupného pro všechny přidalo více než 450 000 lidí z celého světa. Toto je podstata komunity kolem "otevřeného softwaru"!</text:p>
      <text:p text:style-name="P1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is distributed under both the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The four essential rights of open-source software are embodied within the Free Software Foundation’s family of the GNU General Public License (GPL):<text:bookmark-end text:name="__DdeLink__973_1511919030"/></text:p>
      <text:list xml:id="list2435176873" text:style-name="List_20_1">
        <text:list-item text:start-value="1">
          <text:p text:style-name="P66">Právo použít software pro jakýkoliv účel.</text:p>
        </text:list-item>
        <text:list-item>
          <text:p text:style-name="P66">Právo na rozšiřování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text:span text:style-name="T21">www.oasis-open.org/who/</text:span></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Unlike other file formats, ODF (ISO/IEC 26300:2015) is an open standard.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17"><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18">For a full list of file formats that LibreOffice can read and write, se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penDocument<text:bookmark-end text:name="__RefHeading__3274_1372004992"/></text:h>
      <text:p text:style-name="P35">Nejčastěji používané přípony pro dokumenty formátu Open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formátů OpenDocument i velké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program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formátů OpenDocument (.ods, .ots a .fods), LibreOffice Calc dokáže otevřít i formáty používané kancelářským balíkem OpenOffice.org 1.x (.sxc a .stc) a následující formáty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nd .123)<text:line-break/>Data Interchange Format (.dif)<text:line-break/>Rich Text Format (.rtf)<text:line-break/>Text CSV (.csv a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formátů OpenDocument (.odp, .odg, .otp a .fopd), LibreOffice Impress dokáže otevřít i formáty používané kancelářským balíkem OpenOffice.org 1.x (.sxi a .sti) a následující formáty souborů s prezentacemi:</text:p>
      <text:p text:style-name="P28">Microsoft PowerPoint 97/2000/XP (.ppt a .pot)<text:line-break/>Microsoft PowerPoint 2007-<text:span text:style-name="T17">365</text:span> (.pptx, .pptm, .potx, .potm)<text:line-break/>StarDraw and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formátů OpenDocument (.odg a .otg), LibreOffice Draw dokáže otevřít i formáty používané kancelářským balíkem OpenOffice.org 1.x (.sxd a .std) a následující grafické formáty:</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formátu OpenDocument Formula (.odf), LibreOffice Math dokáže otevřít i formát používaný kancelářským balíkem OpenOffice.org 1.x (.sxm) a formáty StarMath, (.smf) a MathML (.mml).</text:p>
      <text:p text:style-name="P17">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7" text:outline-level="1"><text:bookmark-start text:name="__RefHeading__182240_780470623"/>Formáty souborů, které LibreOffice dokáže zapisovat<text:bookmark-end text:name="__RefHeading__182240_780470623"/></text:h>
      <text:p text:style-name="P1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aby byl upravován, je doporučovaný způsob konverze dokumentu do formátu PDF. LibreOffice pro tento účel poskytuje jednoduchý způsob. See Chapter 10, Printing, Exporting, E<text:span text:style-name="T18">m</text:span>ailing, <text:span text:style-name="T18">and Signing,</text:span> in this guide.</text:p>
      <text:h text:style-name="P62" text:outline-level="2"><text:bookmark-start text:name="__RefHeading__182242_780470623"/>Ukládání textových dokumentů<text:bookmark-end text:name="__RefHeading__182242_780470623"/></text:h>
      <text:p text:style-name="P35">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 / 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In addition to OpenDocument formats (.ods, .ots, <text:span text:style-name="T19">and .fods</text:span>), Calc can save in these formats:</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nd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ů OpenDocument (.odp, .otp, .fodp a .odg), LibreOffice Impress dokáže ukládat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program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can save in the OpenDocument Drawing formats (.odg, .otg, and .fodg).</text:p>
      <text:p text:style-name="P25">Draw can export to MacroMedia Flash (.swf) and any <text:span text:style-name="T28">of </text:span><text:span text:style-name="T27">the following graphics formats: </text:span>BMP, EMF, EPS, GIF, JPEG, PNG, SVG, TIFF, <text:span text:style-name="T27">and </text:span>WMF.</text:p>
      <text:h text:style-name="P62" text:outline-level="2"><text:bookmark-start text:name="__RefHeading__182250_780470623"/>LibreOffice Writer/Web dokáže ukládat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2">PDF je dobře známý exportní formát od OpenOffice.org 1.5 a EPUB je nový formát pro export od LibreOffice 6.0. <text:span text:style-name="T19">See Chapter 10, Printing, Exporting, E-mailing, and Signing </text:span><text:span text:style-name="T26">Documents</text:span><text:span text:style-name="T19">, for more information about exporting to those formats.</text:span></text:p>
      <text:p text:style-name="P20">LibreOffice can <text:span text:style-name="T19">also </text:span>export files to HTML and XHTML. Pro publikování na serveru Wiki, exportujeme dokumenty ve formátu MediaWiki (.txt). Kromě toho programy Draw a Impress dokáží exportovat do Adobe Flash (SWF) a mnoha obrázkových formátů.</text:p>
      <text:p text:style-name="P17"><text:bookmark-start text:name="__RefHeading__5648_15665686441"/>Když chceme exportovat do jednoho z těchto formátů, použijeme položku hlavní nabídky <text:span text:style-name="Strong_20_Emphasis">Soubor &gt; Exportovat</text:span>. On the Export dialog, specify a file name for the exported document, then select the desired format in the <text:span text:style-name="T26">f</text:span>ile format list and click the <text:span text:style-name="Strong_20_Emphasis">Export</text:span> <text:span text:style-name="T26">or </text:span><text:span text:style-name="Strong_20_Emphasis"><text:span text:style-name="T26">Save</text:span></text:span><text:span text:style-name="T26"> </text:span>button <text:span text:style-name="T26">as appropriate</text:span>.<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Appendix B  Open Source, Standards, 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